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
      <text:p text:style-name="P2">張萬康   |  2020.09.03 06:26   |   <text:a xlink:type="simple" xlink:href="http://palinfo.habago.org/Entry?Command=Information_PrintForum#FORUM39946"><text:span text:style-name="T1">#</text:span></text:a></text:p>
      <text:p text:style-name="P3">搞了半天美國是和台灣打貿易戰 <text:line-break/><text:line-break/>上面這句是我在「買美豬美牛」事件的幾天後悟出的！ <text:line-break/><text:line-break/>底下轉貼一段： <text:line-break/><text:line-break/>法国在位时间最长的一位总统（两个任期共十四年）弗朗索瓦·密特朗在逝世前与记者乔治—马克·贝纳姆谈话时，说了这样一段令人惊心动魄的话，被后者发表在《密特朗的最后时刻》（Le dernier Mitterrand）一书中。密特朗说到： <text:line-break/><text:line-break/>“法国对此一无所知，但我们与美国正处于战争之中。是的，一场永恒的战争之中，一场生死攸关的战争，一场经济战争，一场看上去似乎不会死人的战争。是的，他们冷酷无情，这些美国人，他们贪婪成性，他们一心要独自攫取对世界的权力。这是一场人所不知的战争，一场永恒的战争，看上去似乎不会死人，但实际上是一场会死人的战争。” <text:line-break/><text:line-break/>记者将这段话称之为“密特朗的政治遗言”。 <text:line-break/><text:line-break/>◎ <text:line-break/>密特這段的法文原稿，我找到的連結如下： <text:line-break/><text:a xlink:type="simple" xlink:href="https://twitter.com/UPR_Asselineau/status/685446277006540800/photo/1"><text:span text:style-name="T2">https://twitter.com/UPR_Asselineau/status/685446277006540800/photo/1</text:span></text:a><text:s/><text:line-break/><text:line-break/>中文摘錄是從鄭若麟的一篇文章來的。鄭若麟簡介：文汇报国际评论专栏撰稿人。1990年至2013年任文汇报常驻巴黎和欧洲记者，常驻法国超过二十年。 <text:line-break/>本篇文章叫：《美国与欧洲正处在秘密战争状态》 <text:line-break/>發表於2018年9月。本文連結： <text:line-break/><text:a xlink:type="simple" xlink:href="http://www.xinminweekly.com.cn/huanqiu/2018/09/06/10938.html"><text:span text:style-name="T2">http://www.xinminweekly.com.cn/huanqiu/2018/09/06/10938.html</text:span></text:a><text:s/><text:line-break/><text:line-break/>◎ <text:line-break/>我的淺見： <text:line-break/><text:line-break/>美國的野心是公認的。民主自由和自由貿易是美帝喜歡鼓吹的普世價值。可美國的野心是普世常識，民主自由和自由貿易只是美國這個野心家的工具，全世界都知道，台灣人卻不知道，尤其覺青不知道，大陸的覺青和公知也不知道。密特朗認為美國發動的經濟戰爭無休無止，表面上不會給人帶來死亡，但其實會的，他認為美國非常可怕，害人於暗地裡、無形中。 <text:line-break/><text:line-break/>美國樹敵太多，何止中國是敵人，歐盟也一直被美國惡搞，蘇聯更早就被搞垮。日本、韓國都被美國搞垮後加以控制（這幾天看了一個視頻，陳平說韓國經濟專家告訴他，韓國在金融風暴後，很多大公司被美國大舉入股掌控）。另，去年任正非接受bbc的訪談中，華為在英國分公司的負責人（一個英國男子）講，美國整華為，其實就跟以前美國整日本Toyota汽車的道理一樣，競爭不過了就眼紅。到底全世界有哪個地方沒被美國惡搞？眼下不但中國被美國整，連台灣也被整，怎麼中美貿易戰搞到台灣身上，我們也要不斷買東買西，可見美國把我們當中國一部分？還是說美國當台灣是美國領土，賣東西給台灣等於內銷和擴大內需？ <text:line-break/><text:line-break/>死亡的警訊又何止限於貿易戰和冷戰？中美如果發生熱戰，真打起仗來，台灣人的生命安全在哪？罪魁是誰？兩岸軍民都會損傷，美國自己的軍人也會折損，甚至給美國人民也帶來不幸。美國國內今年的狀況不容我贅述了，不過這些種族問題、醫療問題、經濟乏力、貧富差距過大、街友溫飽問題等，都是多年來累積的......美國街友的數字絕對比美方公佈的數字高（無論是65萬或57萬），這是我一加州哥們的觀察。這些遊民不該被嘲弄和欺負，美國政府該對他們的生活狀況負責。哥們講，他在舊金山常見遊民被路人踹一腳或吐口水，可說司空見慣，警察才懶得管，街友也不可能因此報警，逆來順受。美國想靠打仗振興國內，卻不好好想辦法改革國內問題。 <text:line-break/><text:line-break/>戰爭的罪魁是美國，全世界都看得出美國想逼中國打仗。台灣就算做壁上觀，沒被捲入，這種心態也很糟。何況中國真的打輸了，台灣的未來就會改變嗎？就可以繼續大肆反中或獨立建國？那也得中國整個被打趴才有可能。這是一場沒必要的軍事戰爭。連貿易戰都不該打，美方評估錯誤，把自己搞到這步田地，卻拉台灣來墊背。台灣人還要被耍弄多久？藍綠還要親美下去嗎？一點國格、利益都不顧了嗎？台灣這兩個保守右翼政黨還不醒醒嗎？台灣人民總該醒醒唄。還是搞了半天，我是捷克人？</text:p>
      <text:p text:style-name="P2">陳真   |  2020.09.02 19:35   |   <text:a xlink:type="simple" xlink:href="http://palinfo.habago.org/Entry?Command=Information_PrintForum#FORUM39945"><text:span text:style-name="T1">#</text:span></text:a></text:p>
      <text:p text:style-name="P4">腦殘是這時代一個最大的商機  <text:line-break/><text:line-break/>陳真2020. 09. 02. <text:line-break/><text:line-break/><text:line-break/>鈺錠講的這個新聞我也看了，很好笑： <text:line-break/><text:line-break/><text:a xlink:type="simple" xlink:href="https://bit.ly/31NKjmL"><text:span text:style-name="T2">https://bit.ly/31NKjmL</text:span></text:a><text:s/><text:line-break/><text:line-break/>西方腦殘人士相當多，好笑之餘，我也常感無奈；很難想像怎麼會有人那樣子想事情？西方很多各類型的陰謀論者，陰陽怪氣的，我都不知道他們的腦子到底是怎麼了？他們幾乎懷疑每一件常識或時事，但我想，他們最應該懷疑的是自己的腦子是不是進水了。 <text:line-break/><text:line-break/>懷疑精神是好的，但是莫名其妙懷疑一通，那就很讓人無言了。 <text:line-break/><text:line-break/>不過，我知道西方很多冒牌的陰謀論者，假陰謀，真撈錢；刻意講一些胡扯瞎掰的聳動驚天大陰謀，吸引腦殘支持者，從中謀利。 <text:line-break/><text:line-break/>腦殘其實是這時代一個最大的商機，紅藍綠都有，中外皆然，只是為害程度不一樣而已。你看人渣黨及其各種尾巴黨和文人走狗們，什麼本事或努力都根本完全不需要，只需要操弄族群對立，不斷講些仇中反華愛台灣的台詞，就能權勢在握，財源滾滾，前途輝煌。 <text:line-break/><text:line-break/>你看底下這新聞，人性實在很醜陋。一般詐騙集團只是撈一點小錢，受害者只是一些個人，但是政治詐騙集團卻是以整個社會眾人長遠的生存福祉做為詐騙籌碼，藉以撈取一己暴利與權力，並且藉以雞犬昇天，一家子幾代人享不盡的富貴榮華，卻以犧牲眾人生命與權益為代價。 <text:line-break/><text:line-break/>============== <text:line-break/><text:line-break/>聽到我是台灣人沒起立 她怒轟藍委 <text:line-break/><text:line-break/>三立新聞網 <text:line-break/><text:line-break/>2020年9月2日 <text:line-break/><text:line-break/><text:line-break/>捷克參議院議長韋德齊（Miloš Vystrčil）率89人訪問台灣，於30日抵台，昨（1）日上午赴立法院參訪，並在立法院議場內發表演說。韋德齊在演講中再次談及民主價值，並在演講的最後，以中文「我是台灣人」作結，感動發言讓全場起立鼓掌。 <text:line-break/><text:line-break/>不過現在卻傳出，當時國民黨立委蔣萬安、林奕華等人沒有站起來鼓掌，對此，民進黨立委陳亭妃今日批評，難道你不認同自己是台灣人嗎？那請問你是哪裡的人？ <text:line-break/><text:line-break/>陳亭妃質疑，「難道你不認同自己是台灣人嗎？那請問你是哪裡的人？」是不是也應該站出來說清楚，你是哪裡的人，否則當捷克議長講我是台灣人的時候，為什麼你還坐在椅子上。他相信只要是台灣人，在那個時候，在那種氣氛那種場合，又是捷克議長講了這句話，他認為任何人都會感動起立鼓掌。</text:p>
      <text:p text:style-name="P2">陳真   |  2020.09.02 10:40   |   <text:a xlink:type="simple" xlink:href="http://palinfo.habago.org/Entry?Command=Information_PrintForum#FORUM39944"><text:span text:style-name="T1">#</text:span></text:a></text:p>
      <text:p text:style-name="P3">蘇偉碩醫師是我好朋友，高醫學弟，他長期關注瘦肉精的問題。 <text:line-break/><text:line-break/>瘦肉精是一種促使動物合成蛋白質、增加瘦肉的動物用藥，很多國家禁用。它是一種 β2交感神經刺激劑，連運動員參賽都禁止驗出相關成份。有幾種人食用風險特別高，包括兒童與幼兒、孕婦、高血壓與各種心血管疾病患者。另外，依其藥理屬性來看，各種精神疾病患者應該也是高危險群。 <text:line-break/><text:line-break/>現在官方卻大量散布假資訊，蓄意欺騙大家說這個藥物有多安全，說什麼要吃很多才會中毒 (官方應該說清楚，這指的是 "馬上" 中毒，送去急診搶救那種急性中毒)，甚至施壓各大醫院也要配合宣傳，行徑相當惡劣無恥。 <text:line-break/><text:line-break/>早期電影或連續劇常有殉情男女吃安眠藥自殺的情節，現在藥物改良，想要靠安眠藥自殺恐怕得吃一大罐才行。但是，我們不會因此就認為在食物裏頭添加鎮靜類藥物是安全的。鎮靜藥如此，刺激劑也一樣，以所謂 "低劑量無害" 來欺騙社會大眾是不對的。 <text:line-break/><text:line-break/>再說，藥物會在體內累積，為害更大。這就跟喝酒抽煙一樣，每天一包煙，每天一瓶酒，好像沒什麼，但是經過五年八年，傷害性就出來了，而且傷害後果往往是不可逆的。一般人可以選擇不喝酒不抽煙，但卻很難輕易因此而從此拒絕吃肉。 <text:line-break/><text:line-break/>瘦肉精對幼兒傷害更大，因為幼兒並非僅僅只是 "大人的縮小版"，而是尚未完全發育成熟的脆弱個體，特別是神經系統，尤其脆弱而極易受到傷害 (空污的最大受害者，題外話)。這也是為什麼我們不會讓小孩喝酒抽煙一樣。瘦肉精也是如此，不會因為你只是每天喝下或吃下一點點劑量就很安全，絕無此事，那是蓄意欺騙。 <text:line-break/><text:line-break/>陳真2020. 09. 02. <text:line-break/>=============== <text:line-break/><text:line-break/>瘦肉精有多毒？醫師：很多是政府不敢說的事 <text:line-break/><text:line-break/>2020-09-01 <text:line-break/><text:line-break/>聯合報 記者修瑞瑩／台南即時報導 <text:line-break/><text:line-break/>瘦肉精健康疑慮不斷，精神科醫師蘇偉碩表示，瘦肉精對身體的影響是全身性的，雖然政府說要吃大量才會有危害，但事實上，長期低劑量的接觸更危險，不僅影響生殖力、癌症轉移風險提高，思覺失調症等精神疾病加重，目前美國還有孕婦食用瘦肉精生出自閉症孩子的訴訟在進行中，同時美國的動物福利團體與消費者團體也針對政府開放使用瘦肉精在控告政府。 <text:line-break/><text:line-break/>蘇偉碩之前曾受邀參加立法院的瘦肉精健康風險公聽會，對瘦肉精有深入研究，他表示，政府目前都拿聯合國食品安全法典將瘦肉精列為安全的資料來做說帖，但沒有說明的是，在聯合國將其列入法典之前，美國向聯合國申請了10年都未通過，最後是在表決59票贊成、57票反對，極具爭議的情況下，將瘦肉精列入法典中，事實上還有很多的健康疑慮未解除。 <text:line-break/><text:line-break/>而針對衛福部公布瘦肉精健康風險評估報告，支持開放美豬進口的政策，蘇偉碩表示，「這就跟台大公衛的彰化血清檢驗一樣」，只是完成報告未經學術流程的檢驗，結果一定會受到質疑，這個檢驗應該包括內部專家的審查，與國際論文的發表、醫界的公開審視。 <text:line-break/><text:line-break/>蘇偉碩指出，瘦肉精是一種乙型腎上腺促動劑，會刺激全身的交感神經，就好像是人體處在突如其來的壓力狀態下，呼吸急促、心跳加快，腦、腸胃及生殖器等都受影響，如果長期的食用，就是讓身體長期處在高壓下，對健康有很大風險， <text:line-break/><text:line-break/>目前國際動物實驗上，可以發現瘦肉精不僅使心血管疾病風險增加，老鼠實驗中發現癌症轉移機率增加22倍，因為瘦肉精會影響中樞神經，精神疾病患者食用瘦肉精病情也會加重。 <text:line-break/><text:line-break/>他表示，2003年美國普渡大學有一項針對使用瘦肉精豬隻行為的研究，發現這些豬容易躁動、有攻擊行為，進而增加養豬工人受傷的機率，在送屠宰過中死傷的機率也增加。 <text:line-break/><text:line-break/>他指出，美國雖然只有兩成的豬肉有使用瘦肉精，但這些肉一般不會到國內消費市場裡，因為價格低而以出口或加工為主，未來到台灣應該也是流入加工廠，如果沒有清楚的標示，消費者以為是台灣加工廠做的沒問題，卻不知道肉是來自美國。 <text:line-break/><text:line-break/>他表示，瘦肉精對人體的危害是很明顯的，但因為沒有辦法在人體上進行實驗，所以欠缺相關的結論，而且因為美豬進口後，肉品上不會標示是否有瘦肉精，也不能標示含量，消費者一旦吃下肚危害健康，也沒辦法提出證據證明，對消費者是相當不利的。 <text:line-break/><text:line-break/>===================== <text:line-break/><text:line-break/>日吃33瘦肉精排骨5年才超標？化學教授揭真相：政府別一錯再錯！ <text:line-break/><text:line-break/>Yahoo奇摩（綜合報導） <text:line-break/><text:line-break/>2020年9月2日 <text:line-break/>  <text:line-break/>總統蔡英文以一紙行政命令規避國會審查，逕行宣布明年元旦將開放含瘦肉精美豬進口惹議，尤其行政院長蘇貞昌一席「美豬僅有22％使用萊克多巴胺（瘦肉精）、比例很低，就算選擇萊克多巴胺美豬，每天要吃33片排骨、長期食用5到10年才會超標」言論更是引爆眾怒，紛湧其臉書洗版罵翻。 <text:line-break/><text:line-break/>對此，師大化學系教授吳家誠指出「萊克多巴胺濃度是以ppb為單位、即ppm的千分之一，代表這是個毒性非常高的成分，即使沒有驗到萊克多巴胺也可能有殘毒，對人體仍有傷害，多數美國人也不會食用含萊克多巴胺食品，希望政府不要一錯再錯」。 <text:line-break/><text:line-break/>（圖片翻攝facebook/蘇貞昌） <text:line-break/><text:line-break/>圖片請見： <text:line-break/><text:line-break/><text:a xlink:type="simple" xlink:href="https://bit.ly/3lIGSWa"><text:span text:style-name="T2">https://bit.ly/3lIGSWa</text:span></text:a>   <text:line-break/><text:line-break/>吳家誠日昨在電視節目中指出「萊克多巴胺為40幾種瘦肉精的其中一種，其濃度是以ppb為單位、即ppm的千分之一，代表這是個毒性非常高的成分，它會影響人的心血管系統與基因，尤其是對小朋友、孕婦與糖尿病患等危險族群來說更易受到影響」。 <text:line-break/><text:line-break/>他認為「不管是邊境、源頭還是市場管制，以台灣目前的人力、物力及技術層面都很難達成，即使沒有驗到萊克多巴胺也可能有殘毒，對人體仍有傷害，多數美國人也不會食用含萊克多巴胺食品，希望政府不要一錯再錯」！ <text:line-break/><text:line-break/>=================== <text:line-break/><text:line-break/>瘦肉精是荷爾蒙毒 專家：美國業者也禁用 <text:line-break/><text:line-break/>2020/08/31 中時 周毓翔 <text:line-break/><text:line-break/>民進黨政府解禁瘦肉精美豬，國民黨今天串連22縣市開記者會反制，國民黨中央今天也邀請專家學者來開記者會。師大化學系教授吳家誠指出，瘦肉精本身就是有毒的東西，他是荷爾蒙毒、基因毒；台灣競爭力論壇知識經濟組召集人盧信昌也指出，美國屠宰大廠以及主要肉品商都已經堅持不用萊克多巴胺，「我們何苦來哉？」 <text:line-break/><text:line-break/>吳家誠表示，瘦肉精本身就是有毒的東西，是一種荷爾蒙毒，他的功能是讓動物長得快，瘦肉長得多，這種生產方式根本是不注重生產道德的國家才會做的，很不人道的飼養方式，這根本是黑心產品，解禁瘦肉精美豬就是在縱容黑心產品。 <text:line-break/><text:line-break/>吳家誠指出，因為萊克多巴胺本身就是荷爾蒙毒，攝取會導致荷爾蒙走樣，進而讓身體整體性不平衡，且科學證據都顯示會累積在體內，包括內臟、眼睛，尤其影響小孩、孕婦、糖尿病、心血管疾病者最多，這些屬於社會弱勢的人權益就這樣被剝奪了，這種事一定要反對到底。 <text:line-break/><text:line-break/>盧信昌則指出，美國俄亥俄州今年二月已經開始通知養豬農戶，八月份要開的豬隻拍賣大會，進去參展的豬都必須保證沒有使用萊克多巴胺，美國大的養殖業者，也在去年十月公開表示絕對不用萊克多巴胺，美國主要屠宰業者、肉品商都公開堅持不用萊克多巴胺，「我們又何苦來哉，開後門卻不知洞有多大。」 <text:line-break/><text:line-break/>============== <text:line-break/><text:line-break/>衛福部招認促背書瘦肉精美豬 13部立醫院全發稿掀議！ <text:line-break/><text:line-break/>Yahoo奇摩（綜合報導） <text:line-break/><text:line-break/>2020年9月2日  <text:line-break/><text:line-break/>總統蔡英文以一紙行政命令規避國會審查，逕行宣布明年元旦將開放含瘦肉精美豬進口惹議，沒想到卻有醫護人員爆料衛福部醫福會施壓部立醫院須每天發稿「背書」瘦肉精美豬，甚至長官還提到中央提醒若發稿挨批，醫院須自行承擔，不能說是中央下令要求，而經查包括基隆、桃園、苗栗、台中、豐原、南投、嘉義、朴子、新營、旗山與金門醫院，以及桃園與嘉南療養院等確實均在官網、臉書專頁或新聞媒體刊登報導瘦肉精美豬相關訊息，對此，醫福會執行長王必勝坦承「僅口頭」告知各院長宣達政策，並未強迫執行。 <text:line-break/><text:line-break/>據爆料的醫療人員透露各部立醫院會接連發稿，是因衛福部醫福會前天寄發「重要急件」電郵要求各院從昨起每天至少發出1則有關政府開放美豬牛相關政策的醫學觀點論述，等同要求各院為瘦肉精美豬背書，且每天都要回報，各院只好卯起來發稿，以防成為被檢討對象。</text:p>
      <text:p text:style-name="P2">陳真   |  2020.09.02 01:15   |   <text:a xlink:type="simple" xlink:href="http://palinfo.habago.org/Entry?Command=Information_PrintForum#FORUM39943"><text:span text:style-name="T1">#</text:span></text:a></text:p>
      <text:p text:style-name="P3">文革心情 <text:line-break/><text:line-break/>陳真 <text:line-break/><text:line-break/>2020. 09. 02. <text:line-break/><text:line-break/><text:line-break/>這樣講不知道會不會太隆重了點？但是，事情的確是這樣：特別是這兩年，一些鬥爭算計顛覆炒作之事，確實讓我起了一點惆悵以及某種覺悟。 <text:line-break/><text:line-break/>陳凱歌的父親因為曾加入國民黨，文革時遭到抄家。陳凱歌當時才14歲，紅衛兵來到家裏翻箱倒櫃，燒毀許多書籍。後來，他自己幹起紅衛兵，公開羞辱自己的父親，以之為恥，還當眾推打了父親一把。 <text:line-break/><text:line-break/>多年之後，陳凱歌依舊無法釋懷這件事。心裏的感覺旁人不好說，姑且就說他心裏感到愧疚吧。但是，真正讓他感到痛苦的，卻是父親對於這件事的默然；要是父親日後揍他一頓，也許陳凱歌心裏會舒服些，偏偏他父親慈愛溫柔一如往昔。陳凱歌長大後要去念電影學校，想當個導演，他爸還到車站送上一程，囑咐他此路艱難，但不管學些什麼，總該進行到底，別因一時困難半途而廢。 <text:line-break/><text:line-break/>陳凱歌說，對於文革中羞辱推打他父親的那件事，他父親應該「十分失望，但他卻從沒有真正詛咒我，反而待我更好，這令我更痛苦。」陳凱歌說，他始終無法原諒自己：「因為我知道這是錯的。如果我不知道這是錯的，也許我就能饒恕自己。」 <text:line-break/><text:line-break/>有一晚夜裡，少年凱歌「躺在黑暗中，聽著遠處林子裡麂子淒淒的叫聲，偷偷掉過淚，夢中全是故人舊事，想想天還要亮，心就發慌。」他說， 從屋頂茅草縫隙中看見天上大星，心裡突然發覺，原來過去的全是夢，從現在開始才是生活。 <text:line-break/><text:line-break/>我想說的就是這句話、這樣一種感覺，「原來過去的全是夢，從現在開始才是生活」。這場夢，短如瞬間，卻又長如千年。我常希望自己仍在夢裏，懷想著遍地風花雪月；但我心裏清楚，那些曾經美麗的夢，早已遠颺，遁入記憶之中，成為過往雲煙。 <text:line-break/><text:line-break/>我不太願意把這樣一種個人悲愴連結到現實的醜陋上，但是，也許就如同文革一般，醜惡現實畢竟起了一點夢醒的催化作用。 <text:line-break/><text:line-break/>前些天，島內報紙大肆宣揚一些捷克來台滿懷政治算計的卑劣政客如何如何反中，如何如何力挺台獨，如何如何歌頌大腸花那些人渣；報導還搭配著一張美麗的布拉格查理大橋橫跨莫爾道河的照片。 <text:line-break/><text:line-break/>我對這地方很熟，熟到這樣一種程度，宛如前世故鄉：我知道 Emir Kusturica 在FAMU(布拉格電影學院) 的哪些教室上課、排演，我知道莫札特在這座城市的每個足跡，我知道《Don Giovanni》歌劇首演觀眾的反應，我知道愛因斯坦去哪喝咖啡，我知道他在查理大學的哪個角落說過哪些話，我更清楚這條河的歷史，我平常不斷聽著 Bedřich Smetana 作曲的《我的祖國》第二章《莫爾道河》，我甚至曾經想要申請來查理大學哲學系擔任訪問學者，打算住上一兩年。 <text:line-break/><text:line-break/>人事醜陋，山水無辜，夢幻依舊在，心情大不同。我原本以為一切歷史都是「我們」的歷史，如今我們似乎不再是我們，而是「我們 VS.他們」；西方戰爭販子一刀割裂了歷史，虛構對於中國的仇恨。飽受百年侵略苦難、無辜無害造福世人的祖國及你我，竟然又再度歷史重演，成為列強爭戰討伐意圖裂解吞噬的對象。 <text:line-break/><text:line-break/>我不知道這回歷史勝負將如何書寫；大多時候，我能感受到的只是一種惆悵；原來過去的全是夢，接下來的才是生活。</text:p>
      <text:p text:style-name="P2">李念淨   |  2020.09.01 14:34   |   <text:a xlink:type="simple" xlink:href="http://palinfo.habago.org/Entry?Command=Information_PrintForum#FORUM39942"><text:span text:style-name="T1">#</text:span></text:a></text:p>
      <text:p text:style-name="P4">郁慕明》跳脫舊時代的「三民主義統一中國」 <text:line-break/><text:line-break/>隨著蔡英文以817萬票連任，很多人被嚇到否定自己，於 <text:line-break/>是國民黨開始路線之爭，現在連新黨也有對發展的不同爭論。有人說 ，這是政黨運作常遭遇的「理念」與「選舉」的衝突，過去黨外就為此有過大辯論。我則認為，問題的癥結是許多人走不出舊時代的思維，嘴裡雖是「新時代」、「新方向」，走的卻是過時的「反共」路線，所以提出的主張也是舊時代的口號，自欺欺人，故步自封。 <text:line-break/><text:line-break/>如國民黨看到的「新時代」，眼界只有蔡英文高舉「抗中保台」獲勝，看不到中華民族偉大復興的前途。為了適應民進黨獨大、蔡英文「台灣價值」的「新時代」，像江啟臣就更加強調自己是「本土派」，追隨的青年也都高喊「台灣優先」、「台灣共識」，不但推翻九二共識，還說要遵循民意「和美國跳舞」。至於另一批過去馬英九栽培的「藍青」，則與美國蓬佩奧喊出的「反共不反中」互相唱和，每天高舉「自由中國」、「反紅統」，卻從不見他們挺身對抗民進黨，甚至連馬英九被批鬥也不護航。 <text:line-break/><text:line-break/>如今新黨大概受到這波「新時代」的影響，說是也要走出「新方向」，所以在最近剛落幕的黨慶大會，就宣示要以「三民主義統一中國」作為兩岸路線。我因已卸去黨主席，不知道這是否就是新黨的「新方向」，但我必須誠實地說，這根本就是走歷史回頭路，與我在任時已揭櫫「一國兩制台灣方案」有違，我堅決反對。 <text:line-break/><text:line-break/>早年經國先生提「三民主義統一中國」，是在兩岸不接觸、不談判、不妥協的「三不」時期，領導台灣的中國國民黨仍有雄心壯志，以中華民族復興者自居，宣示要與大陸進行救國道路的競爭，而當時兩岸要救的「國」自然都是中國。然而，隨著台灣解嚴後，愈來愈沉淪於內鬥內耗，三民主義早就成了既無實現也沒人理的老八股，如何再拿這個要去「統一中國」？ <text:line-break/><text:line-break/>以民族主義來說，早年兩岸還為了振興中華競爭，搞到今天台灣根本只剩我們一撮人在講振興中華。不僅民進黨去中、反中，中國國民黨難道有把中國的富強視為己任嗎？至於民權主義，很多人批評大陸的中國特色社會主義，但中共採取的「民主協商制」民進黨自己也用，因為這才是真的通過協商凝聚共識。台灣號稱以直接選舉形成「台灣共識」，其實不過就是蔡英文一人的意志，更可怕的是動輒還可以用817萬票壓人，誰還能監督制衡她？至於選舉則根本是金錢、媒體、網軍的遊戲，選上後要做什麼就做什麼，就像現在說開放就開放美國豬肉，你又能怎樣？ <text:line-break/><text:line-break/>又以民生主義而言，大陸實現人類史上無須經過侵略、殖民而能脫貧的創舉，堪稱對全世界重要的文明貢獻。孫中山先生《實業計畫》中的鐵路、港口等建設，也都在中共領導下一一實現。反之，台灣正是從所謂李登輝「民主化」開始，從亞洲四小龍之首不斷衰敗，我們還要以此去統一對岸？ <text:line-break/><text:line-break/>我們必須承認，當初拿來與大陸比賽「振興中華」的「三民主義統一中國」口號，經過幾十年實踐檢驗的結果，證明大陸在不斷與時俱進下，已經走出一條讓中華民族站起來、富起來、強起來的中國道路。兩岸實應從過去的競爭，改為相互截長補短，尤其當川普強調「美國優先」的美國至上論，更該共同壯大「中國一定強」的國族意識，這才是新時代的我們必須高舉的旗幟。 <text:line-break/><text:line-break/>當然，孫中山先生的三民主義及治國理念，仍是我們遵循的道路，而其中大多已由中共汲取、實現。至於有關民權主義的部分，中共主張先以「一國兩制」保持兩岸不同的政治制度，互相借鑒，則還有什麼必要再喊「三民主義統一中國」，多此一舉？ <text:line-break/><text:line-break/>我想來想去，唯一可能的理由，就是你們缺乏勇氣和決心，所以必須迴避與蔡英文「抗中保台」的路線正面交鋒，幻想在中美「新冷戰」裡還能左右逢源，進而用過時的「反共」口號合理化自己的懦弱。然而，當此變動的關鍵時刻，若不能勇往直前，最後必將辜負反獨促統、國家統一、民族復興的時代使命，而我們又怎能自暴自棄，甚至淪為反華勢力挑起戰禍的共犯？ <text:line-break/><text:line-break/>（作者為新黨榮譽主席） <text:line-break/><text:line-break/><text:a xlink:type="simple" xlink:href="https://www.chinatimes.com/opinion/20200830002459-262104?chdtv"><text:span text:style-name="T2">https://www.chinatimes.com/opinion/20200830002459-262104?chdtv</text:span></text:a></text:p>
      <text:p text:style-name="P2">鄭豐遠   |  2020.09.01 14:20   |   <text:a xlink:type="simple" xlink:href="http://palinfo.habago.org/Entry?Command=Information_PrintForum#FORUM39941"><text:span text:style-name="T1">#</text:span></text:a></text:p>
      <text:p text:style-name="P3">補充說明: 我上面說西方反信仰，這裡說的信仰不是世俗意義上的宗教信仰，否則西方可是信得很咧，簡直信得邪門。我指的信仰是相信人性中的善，相信真理，相信美，簡單說就是真善美。</text:p>
      <text:p text:style-name="P2">鄭豐遠   |  2020.09.01 10:28   |   <text:a xlink:type="simple" xlink:href="http://palinfo.habago.org/Entry?Command=Information_PrintForum#FORUM39940"><text:span text:style-name="T1">#</text:span></text:a></text:p>
      <text:p text:style-name="P3">請問東東，阿桑吉咖啡要到哪裡買?</text:p>
      <text:p text:style-name="P2">鄭豐遠   |  2020.09.01 10:25   |   <text:a xlink:type="simple" xlink:href="http://palinfo.habago.org/Entry?Command=Information_PrintForum#FORUM39939"><text:span text:style-name="T1">#</text:span></text:a></text:p>
      <text:p text:style-name="P4">出國後，我是真正開了眼界，特別是這兩三年，整個地球好像已經不是我從前認識的地球了。 <text:line-break/><text:line-break/>下面是昨天鈺錠傳來的新聞: <text:line-break/><text:a xlink:type="simple" xlink:href="https://user.guancha.cn/main/content?id=372187"><text:span text:style-name="T2">https://user.guancha.cn/main/content?id=372187</text:span></text:a><text:s/><text:line-break/><text:line-break/>我慢慢明白一件事，西方其實還很原始，停留在一種很蒙昧的狀態，無論它表面上看起來多文明，科技人文多麼發達。 <text:line-break/><text:line-break/>我所謂的原始，並非指文化演進上的那種原始，那種原始並不需要批評。我說的原始而是指真正意義上的文明高度與美醜的一種低劣狀態: 反智，反理性，反信仰，反情感; 自私，自滿，自作聰明，自以為是。 <text:line-break/><text:line-break/>這所謂四反四自，就是我所認識的西方。 </text:p>
      <text:p text:style-name="P2">陳真   |  2020.09.01 03:01   |   <text:a xlink:type="simple" xlink:href="http://palinfo.habago.org/Entry?Command=Information_PrintForum#FORUM39938"><text:span text:style-name="T1">#</text:span></text:a></text:p>
      <text:p text:style-name="P3">「卡韓政變」完結篇(260)：你站哪一邊？ <text:line-break/><text:line-break/>陳真 <text:line-break/><text:line-break/>2020. 09. 01. <text:line-break/><text:line-break/><text:line-break/>在這綠油油的鬼島上，我底下這些話說過幾百萬遍了，我不在乎再多說一遍： <text:line-break/><text:line-break/>我們不可能「預知」一切是非善惡的必然「內容」(content)，但我們能夠在「形式」(form) 上「預先」掌握它的不變本質。簡單這麼說：一切是非善惡如果具有一絲意義，那是因為它擁有某些內在本質，例如「一致性」；亦即在類似情境下，各種行為必然具有一致的內在判準；如果我做是錯的，那麼任何人做同樣的事基本上都是錯的；不可能我做是醜惡的，而你來做卻變成美不勝收。 <text:line-break/><text:line-break/>當這樣一種「道德的一致性」被摧毀，道德便蕩然無存，更不用說什麼法治了。 <text:line-break/><text:line-break/>一般人犯點小錯，馬上大牢伺候，但是當權的各路人渣們哪怕是喪權賣台貪瀆千百億，卻一點事也不會有，而且還會說自己清廉勤政，獲得腦殘們的熱烈愛戴。可謂好話說盡，壞事做絕。人渣黨及其支持者與文人走狗們就是這樣一些東西的幫派性組合。 <text:line-break/><text:line-break/>有個慣用語叫「雙標」，亦即雙重標準。很多人說人渣黨就是奉行雙標主義。但我比較不習慣這樣看事情，太幼稚了。因為雙標之指控，乃是針對那些跟我們同屬一個水平面、同屬一個世界的對象，而不是拿來指控歹徒。 <text:line-break/><text:line-break/>就好像我們會教導小孩要誠實，但我們絕不會指望或驚訝於詐騙集團的不誠實，我們絕不會說他們雙標。因為他們始終只有一個標準，那就是奪權斂財。而且，只要是自己人，騙得越大，撈得越狠，越會受到幫派成員的推崇與羨慕。 <text:line-break/><text:line-break/>做為該黨的催生者，我常說民進黨誕生於1986年，卒於大約1988年左右，大約一兩歲就夭折了，被一群政治蟑螂給慢慢腐蝕侵吞了；黨名一樣，旗子也沒變，但是成員素質卻完全被取代，就像正常細胞被癌細胞取代一樣。 <text:line-break/><text:line-break/>在這三十幾年來，這個黨至少說過一百種以上的美麗理想，從捍衛藍領到支持白領，從工運到農運，從食安到核安，從民主到自由，從人權到法治，從反美到左派，從反帝到反侵略，從反日到反殖民，從婦女到原住民，從水污到空污，從反族群挑撥到反歧視，從反貪污到反酬庸，從反媒體操弄到反教育洗腦，從反謊言到反暴力，從反資本主義到反黑金，從司法獨立到軍隊中立，從反分贓到反壟斷..等等等等等，你能夠在這一百種之中舉出一種理想是人渣黨所一以貫之真心追求的嗎？不可能！全部都是藉以撈錢奪權的謊言與藉口。包括所謂台獨，也全是用來詐財奪權的鬼扯蛋。 <text:line-break/><text:line-break/>你看，當初反ECFA反得多麼凶狠，多麼正義凜然，人渣們個個像民族救星似的，誰膽敢支持ECFA，誰就會遭到人渣們萬箭穿心般的攻擊，打成台奸，打成全民公敵。但是，現在卻又是完全相反的說法，ECFA 居然變成台灣人賺取大陸數千億的好東西。 <text:line-break/><text:line-break/>最近開放美國毒豬毒牛進口，也是一例。過去馬英九時代，即便層層管制，依舊被打成萬惡不赦的罪狀，走上街頭誓死抗爭，說要捍衛全民健康。現在人渣黨自己卻居然毫無尺度地全面開放，卻能說成偉大德政；就連明明有毒的東西，那個叫做陳什麼中的所謂衛生福利部長，居然說「吃一輩子也不會有事」，那他要不要讓一家老小(特別是小朋友)天天吃給大家看？看會不會有事。我願意出錢買毒豬毒牛讓他全家免費吃一輩子。 <text:line-break/><text:line-break/>我常想起英文有句話說「render someone speechless」，表面字意是「使人啞口無言」。活在這個由美帝走狗人渣黨所全面掌控全面洗腦的鬼島上，許多時候我真是很無言；不管再怎麼荒唐惡劣卑鄙無恥的事，只要是綠色的，就不會有問題，而且會變成好事一樁；不管再怎麼前言不罩後語的謊話鳥話，只要出自人渣之口，就不會有問題，而且會變成正義之聲。 <text:line-break/><text:line-break/>這個完全被控制的小島，根本沒有任何基本理性的空間存在，人民被洗腦成只要是綠色的，就不是問題；就算是個問題，也沒關係。反之，只要不是綠的，就算造福全民，就算是政壇罕見的善良正直之人，也必然會被抹黑攻擊得臭不可聞，變成人人喊打的過街老鼠，一如韓國瑜。 <text:line-break/><text:line-break/>我想說的是，我還不至於笨到把人渣黨當成我的訴求對象。對於歹徒，只有繩之以法一途，而不是教他認識是非道理，更不是要求他行善走正路。我的意思是說，大家應該認清局勢，不要以為透過講理可以使歹徒放棄為惡，重點是在於權力掌握在誰手上，而非道理是站在誰那一邊。 <text:line-break/><text:line-break/>經過「卡韓」這齣齷齪戲碼之後，我更認清了一點：在這島上，選舉是沒有意義的。因為，選來選去其實全是美國走狗，惟二兩個例外很快就被殲滅，一是洪秀柱，一是韓國瑜。一個直接換柱，一個間接卡韓，讓你好好一個人卻身敗名裂。 <text:line-break/><text:line-break/>而且，只要媒體繼續掌控在美國手裏，選舉是要選個屁嗎？只要控制媒體，就能毫無困難地抹黑鬥臭任何一個人；就算是耶穌出來選也一樣，照樣能打成過街老鼠，抹黑得臭不可聞。 <text:line-break/><text:line-break/>除了韓國瑜、洪秀柱、張亞中和邱毅等等之外，我想，在台灣解放之前，我絕不會再投票給其他任何一個人。甚至嚴格說來，除了邱毅和洪秀柱之外，投給韓國瑜其實也沒什麼意義。當世界局勢走到這樣一個局面，面臨攤牌，任何人只要反對一國一制或一國兩制，統統都不值得支持。 <text:line-break/><text:line-break/>在某個重要意義上來說，島內事務根本無關緊要，打擊走狗更是從來都不是什麼重要的事。重要的是：中美鬥爭誰勝誰負。它不是國與國之間的鬥爭，而是至善與至惡的對抗；它的勝負結果恐怕將決定人類往後長遠的文明發展。每個人都應捫心自問，你打算站在善惡的哪一邊？</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